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lizar un código que le pida al usuario que indique la zona horaria de la que desea conocer la hora y muestre la hora local del lugar seleccionado. Simplificando, tendremos en cuenta las siguientes zonas horarias:</text:p>
      <text:p text:style-name="P2"/>
      <text:p text:style-name="P2"><text:s text:c="8"/>UTC -12 : Línea internacional de fecha del oeste</text:p>
      <text:p text:style-name="P2"><text:s text:c="8"/>UTC -11 : Isla Midway, Samoa</text:p>
      <text:p text:style-name="P2"><text:s text:c="8"/>UTC -10 : Hawai</text:p>
      <text:p text:style-name="P2"><text:s text:c="8"/>UTC -9 : Alaska</text:p>
      <text:p text:style-name="P2"><text:s text:c="8"/>UTC -8 : Hora del pacífico (USA y Canadá)</text:p>
      <text:p text:style-name="P2"><text:s text:c="8"/>UTC -7 : Hora de las montañas rocosas (USA y Canadá)</text:p>
      <text:p text:style-name="P2"><text:s text:c="8"/>UTC -6 : América central</text:p>
      <text:p text:style-name="P2"><text:s text:c="8"/>UTC -5 : Hora central (USA y Canadá)</text:p>
      <text:p text:style-name="P2"><text:s text:c="8"/>UTC -4 : Hora del Atlántico (Canadá)</text:p>
      <text:p text:style-name="P2"><text:s text:c="8"/>UTC -3 : Buenos Aires, Asunción, Brasilia, Montevideo</text:p>
      <text:p text:style-name="P2"><text:s text:c="8"/>UTC -2 : Atlántico central</text:p>
      <text:p text:style-name="P2"><text:s text:c="8"/>UTC -1 : Azores</text:p>
      <text:p text:style-name="P2"><text:s text:c="8"/>UTC 0 : Hora del meridiano de Greenwich, Londres, Dublín</text:p>
      <text:p text:style-name="P2"><text:s text:c="8"/>UTC +1 : París, Madrid, Barcelona, Roma</text:p>
      <text:p text:style-name="P2"><text:s text:c="8"/>UTC +2 : El Cairo</text:p>
      <text:p text:style-name="P2"><text:s text:c="8"/>UTC +3 : Nairobi</text:p>
      <text:p text:style-name="P2"><text:s text:c="8"/>UTC +4 : Bakú</text:p>
      <text:p text:style-name="P2"><text:s text:c="8"/>UTC +5 : Ekaterimburgo</text:p>
      <text:p text:style-name="P2"><text:s text:c="8"/>UTC +6 : Astana</text:p>
      <text:p text:style-name="P2"><text:s text:c="8"/>UTC +7 : Bangkok</text:p>
      <text:p text:style-name="P2"><text:s text:c="8"/>UTC +8 : Ulán Bator</text:p>
      <text:p text:style-name="P2"><text:s text:c="8"/>UTC +9 : Tokio</text:p>
      <text:p text:style-name="P2"><text:s text:c="8"/>UTC +10 : Sidney</text:p>
      <text:p text:style-name="P2"><text:s text:c="8"/>UTC +11 : Islas Salomón</text:p>
      <text:p text:style-name="P2"><text:s text:c="8"/>UTC +12 : Wellingt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6T18:49:53.062843424</dc:date>
    <meta:editing-duration>PT2M25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26" meta:word-count="180" meta:character-count="1090" meta:non-whitespace-character-count="736"/>
  </office:meta>
</office:document-meta>
</file>